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>
          <draw:text-box>
            <text:p>Leigh<text:line-break/>Portfolio Websit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31T13:06:37.108609892</meta:creation-date>
    <dc:date>2021-08-31T13:12:58.869648841</dc:date>
    <meta:editing-duration>PT6M22S</meta:editing-duration>
    <meta:editing-cycles>1</meta:editing-cycles>
    <meta:document-statistic meta:object-count="24"/>
    <meta:generator>LibreOffice/7.0.4.2$Linux_X86_64 LibreOffice_project/00$Build-2</meta:generator>
  </office:meta>
</office:document-meta>
</file>